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P1" style:family="paragraph" style:parent-style-name="Standard">
      <style:text-properties officeooo:rsid="001a32e6" officeooo:paragraph-rsid="001a32e6"/>
    </style:style>
    <style:style style:name="P2" style:family="paragraph" style:parent-style-name="Standard">
      <style:text-properties officeooo:rsid="001bd6b6" officeooo:paragraph-rsid="001bd6b6"/>
    </style:style>
    <style:style style:name="P3" style:family="paragraph" style:parent-style-name="Standard">
      <style:text-properties fo:font-size="9pt" officeooo:rsid="001bd6b6" officeooo:paragraph-rsid="001bd6b6" style:font-size-asian="9pt" style:font-size-complex="9pt"/>
    </style:style>
    <style:style style:name="P4" style:family="paragraph" style:parent-style-name="Standard">
      <style:text-properties officeooo:rsid="001e3ab4" officeooo:paragraph-rsid="001e3ab4"/>
    </style:style>
    <style:style style:name="P5" style:family="paragraph" style:parent-style-name="Standard">
      <style:text-properties officeooo:rsid="00214761" officeooo:paragraph-rsid="00214761"/>
    </style:style>
    <style:style style:name="P6" style:family="paragraph" style:parent-style-name="Standard">
      <style:text-properties officeooo:rsid="00234810" officeooo:paragraph-rsid="00234810"/>
    </style:style>
    <style:style style:name="P7" style:family="paragraph" style:parent-style-name="Standard">
      <style:text-properties officeooo:rsid="0023c04e" officeooo:paragraph-rsid="0023c04e"/>
    </style:style>
    <style:style style:name="P8" style:family="paragraph" style:parent-style-name="Standard">
      <style:text-properties officeooo:rsid="00270d70" officeooo:paragraph-rsid="00270d70"/>
    </style:style>
    <style:style style:name="P9" style:family="paragraph" style:parent-style-name="Standard">
      <style:text-properties officeooo:rsid="002a5ef2" officeooo:paragraph-rsid="002a5ef2"/>
    </style:style>
    <style:style style:name="P10" style:family="paragraph" style:parent-style-name="Standard">
      <style:text-properties officeooo:rsid="002bf63a" officeooo:paragraph-rsid="002bf63a"/>
    </style:style>
    <style:style style:name="P11" style:family="paragraph" style:parent-style-name="Standard">
      <style:text-properties officeooo:rsid="002d0bdb" officeooo:paragraph-rsid="002f5893"/>
    </style:style>
    <style:style style:name="P12" style:family="paragraph" style:parent-style-name="Standard">
      <style:text-properties officeooo:rsid="002ed51f" officeooo:paragraph-rsid="002ed51f"/>
    </style:style>
    <style:style style:name="P13" style:family="paragraph" style:parent-style-name="Standard">
      <style:text-properties officeooo:rsid="002ed51f" officeooo:paragraph-rsid="002f5893"/>
    </style:style>
    <style:style style:name="P14" style:family="paragraph" style:parent-style-name="Standard">
      <style:text-properties officeooo:rsid="002f5893" officeooo:paragraph-rsid="002f5893"/>
    </style:style>
    <style:style style:name="P15" style:family="paragraph" style:parent-style-name="Standard">
      <style:text-properties officeooo:rsid="002f77b6" officeooo:paragraph-rsid="002f77b6"/>
    </style:style>
    <style:style style:name="P16" style:family="paragraph" style:parent-style-name="Standard">
      <style:text-properties officeooo:rsid="00318f30" officeooo:paragraph-rsid="00318f30"/>
    </style:style>
    <style:style style:name="P17" style:family="paragraph" style:parent-style-name="Standard">
      <style:text-properties officeooo:rsid="0032abb7" officeooo:paragraph-rsid="0032abb7"/>
    </style:style>
    <style:style style:name="P18" style:family="paragraph" style:parent-style-name="Standard">
      <style:text-properties officeooo:rsid="003425fd" officeooo:paragraph-rsid="003425fd"/>
    </style:style>
    <style:style style:name="P19" style:family="paragraph" style:parent-style-name="Standard">
      <style:text-properties officeooo:rsid="003655c9" officeooo:paragraph-rsid="003655c9"/>
    </style:style>
    <style:style style:name="P20" style:family="paragraph" style:parent-style-name="Standard">
      <style:text-properties officeooo:rsid="002da5de" officeooo:paragraph-rsid="002f5893"/>
    </style:style>
    <style:style style:name="P21" style:family="paragraph" style:parent-style-name="Standard">
      <style:text-properties officeooo:rsid="0034413f" officeooo:paragraph-rsid="003425fd"/>
    </style:style>
    <style:style style:name="P22" style:family="paragraph" style:parent-style-name="Table_20_Contents">
      <style:text-properties fo:font-size="9pt" officeooo:rsid="001bd6b6" officeooo:paragraph-rsid="001bd6b6" style:font-size-asian="9pt" style:font-size-complex="9pt"/>
    </style:style>
    <style:style style:name="P23" style:family="paragraph" style:parent-style-name="Table_20_Contents">
      <style:text-properties fo:font-size="9pt" officeooo:rsid="001cbfdd" officeooo:paragraph-rsid="001cbfdd" style:font-size-asian="9pt" style:font-size-complex="9pt"/>
    </style:style>
    <style:style style:name="P24" style:family="paragraph" style:parent-style-name="Table_20_Contents">
      <style:text-properties fo:font-size="10pt" officeooo:rsid="001fc84f" officeooo:paragraph-rsid="001fc84f" style:font-size-asian="10pt" style:font-size-complex="10pt"/>
    </style:style>
    <style:style style:name="P25" style:family="paragraph" style:parent-style-name="Standard">
      <style:text-properties officeooo:rsid="0038453a" officeooo:paragraph-rsid="0038453a"/>
    </style:style>
    <style:style style:name="P26" style:family="paragraph" style:parent-style-name="Standard">
      <style:text-properties officeooo:rsid="0038453a" officeooo:paragraph-rsid="0038453a" fo:background-color="#ffff00"/>
    </style:style>
    <style:style style:name="P27" style:family="paragraph" style:parent-style-name="Standard">
      <style:text-properties officeooo:rsid="00399390" officeooo:paragraph-rsid="00399390"/>
    </style:style>
    <style:style style:name="P28" style:family="paragraph" style:parent-style-name="Standard">
      <style:text-properties officeooo:rsid="00399390" officeooo:paragraph-rsid="003cbb04"/>
    </style:style>
    <style:style style:name="P29" style:family="paragraph" style:parent-style-name="Standard">
      <style:text-properties officeooo:rsid="0021d4c0" officeooo:paragraph-rsid="0021d4c0"/>
    </style:style>
    <style:style style:name="P30" style:family="paragraph" style:parent-style-name="Standard">
      <style:text-properties officeooo:rsid="003cbb04" officeooo:paragraph-rsid="003cbb04"/>
    </style:style>
    <style:style style:name="P31" style:family="paragraph" style:parent-style-name="Standard">
      <style:text-properties officeooo:rsid="003cbb04" officeooo:paragraph-rsid="003dc6e5"/>
    </style:style>
    <style:style style:name="P32" style:family="paragraph" style:parent-style-name="Standard">
      <style:text-properties officeooo:rsid="003d0cb9" officeooo:paragraph-rsid="003d0cb9"/>
    </style:style>
    <style:style style:name="P33" style:family="paragraph" style:parent-style-name="Standard">
      <style:text-properties officeooo:rsid="003dc6e5" officeooo:paragraph-rsid="003dc6e5"/>
    </style:style>
    <style:style style:name="P34" style:family="paragraph" style:parent-style-name="Standard">
      <style:text-properties officeooo:rsid="003e1d64" officeooo:paragraph-rsid="003e1d64"/>
    </style:style>
    <style:style style:name="P35" style:family="paragraph" style:parent-style-name="Standard">
      <style:text-properties officeooo:rsid="00401795" officeooo:paragraph-rsid="00401795"/>
    </style:style>
    <style:style style:name="T1" style:family="text">
      <style:text-properties officeooo:rsid="001e9142"/>
    </style:style>
    <style:style style:name="T2" style:family="text">
      <style:text-properties officeooo:rsid="002da5de"/>
    </style:style>
    <style:style style:name="T3" style:family="text">
      <style:text-properties officeooo:rsid="002ed51f"/>
    </style:style>
    <style:style style:name="T4" style:family="text">
      <style:text-properties officeooo:rsid="0032abb7"/>
    </style:style>
    <style:style style:name="T5" style:family="text">
      <style:text-properties officeooo:rsid="0037da07"/>
    </style:style>
    <style:style style:name="T6" style:family="text">
      <style:text-properties fo:background-color="#ffff00" loext:char-shading-value="0"/>
    </style:style>
    <style:style style:name="T7" style:family="text">
      <style:text-properties officeooo:rsid="00399390" fo:background-color="#ffff00" loext:char-shading-value="0"/>
    </style:style>
    <style:style style:name="T8" style:family="text">
      <style:text-properties officeooo:rsid="003b2b0f" fo:background-color="#ffff00" loext:char-shading-value="0"/>
    </style:style>
    <style:style style:name="T9" style:family="text">
      <style:text-properties officeooo:rsid="00401795"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project</text:p>
      <text:p text:style-name="P1"/>
      <text:p text:style-name="P1">1. Statistical tool</text:p>
      <text:p text:style-name="P1"/>
      <text:p text:style-name="P5">Code: stat_tool_1.py</text:p>
      <text:p text:style-name="P4">GC-content and (di)-nucleotide frequency</text:p>
      <text:p text:style-name="P2"/>
      <table:table table:name="Table1" table:style-name="Table1">
        <table:table-column table:style-name="Table1.A" table:number-columns-repeated="5"/>
        <table:table-row>
          <table:table-cell table:style-name="Table1.A1" office:value-type="string">
            <text:p text:style-name="P3">genome: 16.fa.txt</text:p>
            <text:p text:style-name="P3"/>
            <text:p text:style-name="P3">GC-content: 0.5548</text:p>
            <text:p text:style-name="P3">#A = 1589939/7149689</text:p>
            <text:p text:style-name="P3">#C = 1981614/7149689</text:p>
            <text:p text:style-name="P3">#T = 1592923/7149689</text:p>
            <text:p text:style-name="P3">#G = 1985204/7149689</text:p>
            <text:p text:style-name="P3">#N = 9/7149689</text:p>
            <text:p text:style-name="P3">#AA = 359096/7149689</text:p>
            <text:p text:style-name="P3">#AC = 421691/7149689</text:p>
            <text:p text:style-name="P3">#AT = 387766/7149689</text:p>
            <text:p text:style-name="P3">#AG = 329767/7149689</text:p>
            <text:p text:style-name="P3">#CA = 489129/7149689</text:p>
            <text:p text:style-name="P3">#CC = 388521/7149689</text:p>
            <text:p text:style-name="P3">#CT = 330792/7149689</text:p>
            <text:p text:style-name="P3">#CG = 704454/7149689</text:p>
            <text:p text:style-name="P3">#TA = 105255/7149689</text:p>
            <text:p text:style-name="P3">#TC = 543628/7149689</text:p>
            <text:p text:style-name="P3">#TT = 359547/7149689</text:p>
            <text:p text:style-name="P3">#TG = 493028/7149689</text:p>
            <text:p text:style-name="P3">#GA = 544841/7149689</text:p>
            <text:p text:style-name="P3">#GC = 559056/7149689</text:p>
            <text:p text:style-name="P3">#GT = 423352/7149689</text:p>
            <text:p text:style-name="P3">#GG = 389509/7149689</text:p>
          </table:table-cell>
          <table:table-cell table:style-name="Table1.A1" office:value-type="string">
            <text:p text:style-name="P22">genome: 20.fa.txt</text:p>
            <text:p text:style-name="P22"/>
            <text:p text:style-name="P22">GC-content: 0.4625</text:p>
            <text:p text:style-name="P22">#A = 504109/1869610</text:p>
            <text:p text:style-name="P22">#C = 426011/1869610</text:p>
            <text:p text:style-name="P22">#T = 500833/1869610</text:p>
            <text:p text:style-name="P22">#G = 438657/1869610</text:p>
            <text:p text:style-name="P22">#N = 0/1869610</text:p>
            <text:p text:style-name="P22">#AA = 119138/1869610</text:p>
            <text:p text:style-name="P22">#AC = 100392/1869610</text:p>
            <text:p text:style-name="P22">#AT = 112580/1869610</text:p>
            <text:p text:style-name="P22">#AG = 129961/1869610</text:p>
            <text:p text:style-name="P22">#CA = 110613/1869610</text:p>
            <text:p text:style-name="P22">#CC = 80193/1869610</text:p>
            <text:p text:style-name="P22">#CT = 127257/1869610</text:p>
            <text:p text:style-name="P22">#CG = 92039/1869610</text:p>
            <text:p text:style-name="P22">#TA = 67219/1869610</text:p>
            <text:p text:style-name="P22">#TC = 160752/1869610</text:p>
            <text:p text:style-name="P22">#TT = 117679/1869610</text:p>
            <text:p text:style-name="P22">#TG = 113839/1869610</text:p>
            <text:p text:style-name="P22">#GA = 165101/1869610</text:p>
            <text:p text:style-name="P22">#GC = 68766/1869610</text:p>
            <text:p text:style-name="P22">#GT = 101972/1869610</text:p>
            <text:p text:style-name="P22">#GG = 85445/1869610</text:p>
          </table:table-cell>
          <table:table-cell table:style-name="Table1.A1" office:value-type="string">
            <text:p text:style-name="P23">genome: 29.fa.txt</text:p>
            <text:p text:style-name="P23"/>
            <text:p text:style-name="P23">GC-content: 0.3890</text:p>
            <text:p text:style-name="P23">#A = 134339/439888</text:p>
            <text:p text:style-name="P23">#C = 85465/439888</text:p>
            <text:p text:style-name="P23">#T = 134423/439888</text:p>
            <text:p text:style-name="P23">#G = 85661/439888</text:p>
            <text:p text:style-name="P23">#N = 0/439888</text:p>
            <text:p text:style-name="P23">#AA = 34423/439888</text:p>
            <text:p text:style-name="P23">#AC = 23399/439888</text:p>
            <text:p text:style-name="P23">#AT = 38074/439888</text:p>
            <text:p text:style-name="P23">#AG = 26070/439888</text:p>
            <text:p text:style-name="P23">#CA = 28585/439888</text:p>
            <text:p text:style-name="P23">#CC = 14956/439888</text:p>
            <text:p text:style-name="P23">#CT = 25992/439888</text:p>
            <text:p text:style-name="P23">#CG = 13236/439888</text:p>
            <text:p text:style-name="P23">#TA = 31581/439888</text:p>
            <text:p text:style-name="P23">#TC = 27250/439888</text:p>
            <text:p text:style-name="P23">#TT = 34410/439888</text:p>
            <text:p text:style-name="P23">#TG = 28797/439888</text:p>
            <text:p text:style-name="P23">#GA = 27377/439888</text:p>
            <text:p text:style-name="P23">#GC = 17163/439888</text:p>
            <text:p text:style-name="P23">#GT = 23563/439888</text:p>
            <text:p text:style-name="P23">#GG = 14961/439888</text:p>
          </table:table-cell>
          <table:table-cell table:style-name="Table1.A1" office:value-type="string">
            <text:p text:style-name="P23">genome: 44.fa.txt</text:p>
            <text:p text:style-name="P23"/>
            <text:p text:style-name="P23">GC-content: 0.3668</text:p>
            <text:p text:style-name="P23">#A = 600998/1893500</text:p>
            <text:p text:style-name="P23">#C = 346142/1893500</text:p>
            <text:p text:style-name="P23">#T = 598020/1893500</text:p>
            <text:p text:style-name="P23">#G = 348339/1893500</text:p>
            <text:p text:style-name="P23">#N = 0/1893500</text:p>
            <text:p text:style-name="P23">#AA = 159766/1893500</text:p>
            <text:p text:style-name="P23">#AC = 105514/1893500</text:p>
            <text:p text:style-name="P23">#AT = 190601/1893500</text:p>
            <text:p text:style-name="P23">#AG = 88325/1893500</text:p>
            <text:p text:style-name="P23">#CA = 138243/1893500</text:p>
            <text:p text:style-name="P23">#CC = 54062/1893500</text:p>
            <text:p text:style-name="P23">#CT = 87166/1893500</text:p>
            <text:p text:style-name="P23">#CG = 58970/1893500</text:p>
            <text:p text:style-name="P23">#TA = 149211/1893500</text:p>
            <text:p text:style-name="P23">#TC = 94947/1893500</text:p>
            <text:p text:style-name="P23">#TT = 159111/1893500</text:p>
            <text:p text:style-name="P23">#TG = 138835/1893500</text:p>
            <text:p text:style-name="P23">#GA = 96986/1893500</text:p>
            <text:p text:style-name="P23">#GC = 83918/1893500</text:p>
            <text:p text:style-name="P23">#GT = 105227/1893500</text:p>
            <text:p text:style-name="P23">#GG = 54283/1893500</text:p>
          </table:table-cell>
          <table:table-cell table:style-name="Table1.E1" office:value-type="string">
            <text:p text:style-name="P23">genome: 47.fa.txt</text:p>
            <text:p text:style-name="P23"/>
            <text:p text:style-name="P23">GC-content: 0.5169</text:p>
            <text:p text:style-name="P23">#A = 540971/2242948</text:p>
            <text:p text:style-name="P23">#C = 577262/2242948</text:p>
            <text:p text:style-name="P23">#T = 542592/2242948</text:p>
            <text:p text:style-name="P23">#G = 582122/2242948</text:p>
            <text:p text:style-name="P23">#N = 0/2242948</text:p>
            <text:p text:style-name="P23">#AA = 136187/2242948</text:p>
            <text:p text:style-name="P23">#AC = 116880/2242948</text:p>
            <text:p text:style-name="P23">#AT = 136676/2242948</text:p>
            <text:p text:style-name="P23">#AG = 97600/2242948</text:p>
            <text:p text:style-name="P23">#CA = 140876/2242948</text:p>
            <text:p text:style-name="P23">#CC = 121349/2242948</text:p>
            <text:p text:style-name="P23">#CT = 96573/2242948</text:p>
            <text:p text:style-name="P23">#CG = 195774/2242948</text:p>
            <text:p text:style-name="P23">#TA = 83819/2242948</text:p>
            <text:p text:style-name="P23">#TC = 125051/2242948</text:p>
            <text:p text:style-name="P23">#TT = 136887/2242948</text:p>
            <text:p text:style-name="P23">#TG = 143111/2242948</text:p>
            <text:p text:style-name="P23">#GA = 126462/2242948</text:p>
            <text:p text:style-name="P23">#GC = 191292/2242948</text:p>
            <text:p text:style-name="P23">#GT = 118731/2242948</text:p>
            <text:p text:style-name="P23">#GG = 122793/2242948</text:p>
          </table:table-cell>
        </table:table-row>
      </table:table>
      <text:p text:style-name="P2"><text:line-break/><text:span text:style-name="T1">Aminoacid frequency</text:span></text:p>
      <text:p text:style-name="P2"/>
      <table:table table:name="Table2" table:style-name="Table2">
        <table:table-column table:style-name="Table2.A" table:number-columns-repeated="5"/>
        <table:table-row>
          <table:table-cell table:style-name="Table2.A1" office:value-type="string">
            <text:p text:style-name="P24">Proteome: 16.fa.txt.pfa</text:p>
            <text:p text:style-name="P24">Amino acid frequency:</text:p>
            <text:p text:style-name="P24"/>
            <text:p text:style-name="P24">#A = 201732/2136223</text:p>
            <text:p text:style-name="P24">#C = 23629/2136223</text:p>
            <text:p text:style-name="P24">#D = 137859/2136223</text:p>
            <text:p text:style-name="P24">#E = 133128/2136223</text:p>
            <text:p text:style-name="P24">#F = 77611/2136223</text:p>
            <text:p text:style-name="P24">#G = 162099/2136223</text:p>
            <text:p text:style-name="P24">#H = 47555/2136223</text:p>
            <text:p text:style-name="P24">#I = 107341/2136223</text:p>
            <text:p text:style-name="P24">#K = 73760/2136223</text:p>
            <text:p text:style-name="P24">#L = 201366/2136223</text:p>
            <text:p text:style-name="P24">#M = 49888/2136223</text:p>
            <text:p text:style-name="P24">#N = 72372/2136223</text:p>
            <text:p text:style-name="P24">#P = 111032/2136223</text:p>
            <text:p text:style-name="P24">#Q = 86631/2136223</text:p>
            <text:p text:style-name="P24">#R = 140785/2136223</text:p>
            <text:p text:style-name="P24">#S = 151835/2136223</text:p>
            <text:p text:style-name="P24">#T = 124754/2136223</text:p>
            <text:p text:style-name="P24">#V = 153409/2136223</text:p>
            <text:p text:style-name="P24">#W = 32759/2136223</text:p>
            <text:p text:style-name="P24">#Y = 46674/2136223</text:p>
          </table:table-cell>
          <table:table-cell table:style-name="Table2.A1" office:value-type="string">
            <text:p text:style-name="P24">Proteome: 22.fa.txt.pfa</text:p>
            <text:p text:style-name="P24">Amino acid frequency:</text:p>
            <text:p text:style-name="P24"/>
            <text:p text:style-name="P24">#A = 34721/591793</text:p>
            <text:p text:style-name="P24">#C = 4060/591793</text:p>
            <text:p text:style-name="P24">#D = 29409/591793</text:p>
            <text:p text:style-name="P24">#E = 52921/591793</text:p>
            <text:p text:style-name="P24">#F = 30824/591793</text:p>
            <text:p text:style-name="P24">#G = 40986/591793</text:p>
            <text:p text:style-name="P24">#H = 9341/591793</text:p>
            <text:p text:style-name="P24">#I = 42568/591793</text:p>
            <text:p text:style-name="P24">#K = 44977/591793</text:p>
            <text:p text:style-name="P24">#L = 59554/591793</text:p>
            <text:p text:style-name="P24">#M = 13521/591793</text:p>
            <text:p text:style-name="P24">#N = 21384/591793</text:p>
            <text:p text:style-name="P24">#P = 23554/591793</text:p>
            <text:p text:style-name="P24">#Q = 11932/591793</text:p>
            <text:p text:style-name="P24">#R = 32590/591793</text:p>
            <text:p text:style-name="P24">#S = 33353/591793</text:p>
            <text:p text:style-name="P24">#T = 26779/591793</text:p>
            <text:p text:style-name="P24">#V = 51533/591793</text:p>
            <text:p text:style-name="P24">#W = 6553/591793</text:p>
            <text:p text:style-name="P24">#Y = 21233/591793</text:p>
          </table:table-cell>
          <table:table-cell table:style-name="Table2.A1" office:value-type="string">
            <text:p text:style-name="P24">Proteome: 29.fa.txt.pfa</text:p>
            <text:p text:style-name="P24">Amino acid frequency:</text:p>
            <text:p text:style-name="P24"/>
            <text:p text:style-name="P24">#A = 6050/107024</text:p>
            <text:p text:style-name="P24">#C = 1372/107024</text:p>
            <text:p text:style-name="P24">#D = 6057/107024</text:p>
            <text:p text:style-name="P24">#E = 7014/107024</text:p>
            <text:p text:style-name="P24">#F = 4895/107024</text:p>
            <text:p text:style-name="P24">#G = 5233/107024</text:p>
            <text:p text:style-name="P24">#H = 2149/107024</text:p>
            <text:p text:style-name="P24">#I = 6782/107024</text:p>
            <text:p text:style-name="P24">#K = 7751/107024</text:p>
            <text:p text:style-name="P24">#L = 9990/107024</text:p>
            <text:p text:style-name="P24">#M = 2171/107024</text:p>
            <text:p text:style-name="P24">#N = 6564/107024</text:p>
            <text:p text:style-name="P24">#P = 4721/107024</text:p>
            <text:p text:style-name="P24">#Q = 4427/107024</text:p>
            <text:p text:style-name="P24">#R = 4670/107024</text:p>
            <text:p text:style-name="P24">#S = 9846/107024</text:p>
            <text:p text:style-name="P24">#T = 6705/107024</text:p>
            <text:p text:style-name="P24">#V = 5992/107024</text:p>
            <text:p text:style-name="P24">#W = 1099/107024</text:p>
            <text:p text:style-name="P24">#Y = 3536/107024</text:p>
          </table:table-cell>
          <table:table-cell table:style-name="Table2.A1" office:value-type="string">
            <text:p text:style-name="P24">Proteome: 44.fa.txt.pfa</text:p>
            <text:p text:style-name="P24">Amino acid frequency:</text:p>
            <text:p text:style-name="P24"/>
            <text:p text:style-name="P24">#A = 43737/543724</text:p>
            <text:p text:style-name="P24">#C = 1137/543724</text:p>
            <text:p text:style-name="P24">#D = 30949/543724</text:p>
            <text:p text:style-name="P24">#E = 28192/543724</text:p>
            <text:p text:style-name="P24">#F = 24271/543724</text:p>
            <text:p text:style-name="P24">#G = 35566/543724</text:p>
            <text:p text:style-name="P24">#H = 11531/543724</text:p>
            <text:p text:style-name="P24">#I = 43306/543724</text:p>
            <text:p text:style-name="P24">#K = 32761/543724</text:p>
            <text:p text:style-name="P24">#L = 53355/543724</text:p>
            <text:p text:style-name="P24">#M = 14905/543724</text:p>
            <text:p text:style-name="P24">#N = 28408/543724</text:p>
            <text:p text:style-name="P24">#P = 18236/543724</text:p>
            <text:p text:style-name="P24">#Q = 25038/543724</text:p>
            <text:p text:style-name="P24">#R = 20988/543724</text:p>
            <text:p text:style-name="P24">#S = 33163/543724</text:p>
            <text:p text:style-name="P24">#T = 34858/543724</text:p>
            <text:p text:style-name="P24">#V = 39122/543724</text:p>
            <text:p text:style-name="P24">#W = 5733/543724</text:p>
            <text:p text:style-name="P24">#Y = 18468/543724</text:p>
          </table:table-cell>
          <table:table-cell table:style-name="Table2.E1" office:value-type="string">
            <text:p text:style-name="P24">Proteome: 47.fa.txt.pfa</text:p>
            <text:p text:style-name="P24">Amino acid frequency:</text:p>
            <text:p text:style-name="P24"/>
            <text:p text:style-name="P24">#A = 63433/629939</text:p>
            <text:p text:style-name="P24">#C = 6710/629939</text:p>
            <text:p text:style-name="P24">#D = 32866/629939</text:p>
            <text:p text:style-name="P24">#E = 38300/629939</text:p>
            <text:p text:style-name="P24">#F = 26326/629939</text:p>
            <text:p text:style-name="P24">#G = 48429/629939</text:p>
            <text:p text:style-name="P24">#H = 14054/629939</text:p>
            <text:p text:style-name="P24">#I = 36567/629939</text:p>
            <text:p text:style-name="P24">#K = 35954/629939</text:p>
            <text:p text:style-name="P24">#L = 61782/629939</text:p>
            <text:p text:style-name="P24">#M = 15093/629939</text:p>
            <text:p text:style-name="P24">#N = 25907/629939</text:p>
            <text:p text:style-name="P24">#P = 26906/629939</text:p>
            <text:p text:style-name="P24">#Q = 25467/629939</text:p>
            <text:p text:style-name="P24">#R = 35348/629939</text:p>
            <text:p text:style-name="P24">#S = 35174/629939</text:p>
            <text:p text:style-name="P24">#T = 33063/629939</text:p>
            <text:p text:style-name="P24">#V = 42120/629939</text:p>
            <text:p text:style-name="P24">#W = 7469/629939</text:p>
            <text:p text:style-name="P24">#Y = 18971/629939</text:p>
          </table:table-cell>
        </table:table-row>
      </table:table>
      <text:p text:style-name="P4"/>
      <text:p text:style-name="P4"><text:soft-page-break/>2. ORF finder</text:p>
      <text:p text:style-name="P5"/>
      <text:p text:style-name="P5">Code: orf_finder.py</text:p>
      <text:p text:style-name="P5">Out-file: out_orf16.fasta</text:p>
      <text:p text:style-name="P5"/>
      <text:p text:style-name="P8">Notes:</text:p>
      <text:p text:style-name="P14"/>
      <text:p text:style-name="P14">Gene count of the genomes in nucleotides from practical 1</text:p>
      <text:p text:style-name="P14">29.fa.txt: 232</text:p>
      <text:p text:style-name="P14">44.fa.txt: 1,967</text:p>
      <text:p text:style-name="P14">47.fa.txt: 2,104</text:p>
      <text:p text:style-name="P14">16.fa.txt: 7406</text:p>
      <text:p text:style-name="P14">20.fa.txt: 5806</text:p>
      <text:p text:style-name="P14"/>
      <text:p text:style-name="P11">The genomes were limited by size: prokaryotic genomes were tested with a <text:span text:style-name="T3">ORF-</text:span>length of <text:span text:style-name="T2">at least 300 </text:span>nucleotides <text:span text:style-name="T2">for the prokaryotic genomes. </text:span></text:p>
      <text:p text:style-name="P13"><text:a xlink:type="simple" xlink:href="https://www.sciencedirect.com/science/article/pii/S0959440X98800699?via%3Dihub" text:style-name="Internet_20_link" text:visited-style-name="Visited_20_Internet_20_Link">https://www.sciencedirect.com/science/article/pii/S0959440X98800699?via%3Dihub</text:a></text:p>
      <text:p text:style-name="P14">ID<text:tab/>norml<text:tab/><text:tab/>rev</text:p>
      <text:p text:style-name="P14">16<text:tab/>24926<text:tab/><text:tab/>24220</text:p>
      <text:p text:style-name="P14">20<text:tab/>6234<text:tab/><text:tab/>5443</text:p>
      <text:p text:style-name="P14">44<text:tab/>5617<text:tab/><text:tab/>5430</text:p>
      <text:p text:style-name="P14">47<text:tab/>7511<text:tab/><text:tab/>6968</text:p>
      <text:p text:style-name="P14"/>
      <text:p text:style-name="P16">After <text:span text:style-name="T4">removing the overlapping sequences, assuming, that the first ATG is probably the start of the actual gene:</text:span></text:p>
      <text:p text:style-name="P17">ID<text:tab/>norml<text:tab/><text:tab/>rev</text:p>
      <text:p text:style-name="P17">16<text:tab/><text:span text:style-name="T5">5729</text:span><text:tab/><text:tab/><text:span text:style-name="T5">5691</text:span></text:p>
      <text:p text:style-name="P17">20<text:tab/><text:span text:style-name="T5">1371<text:tab/><text:tab/>1354</text:span></text:p>
      <text:p text:style-name="P17">44<text:tab/><text:span text:style-name="T5">885<text:tab/><text:tab/>854</text:span></text:p>
      <text:p text:style-name="P17">47<text:tab/><text:span text:style-name="T5">1951<text:tab/><text:tab/>1896</text:span></text:p>
      <text:p text:style-name="P11"/>
      <text:p text:style-name="P20">The eukaryotic genome (S. cerevisae) was limited in size between 100-1500 bp.</text:p>
      <text:p text:style-name="P15"><text:a xlink:type="simple" xlink:href="https://ac.els-cdn.com/0168952596100275/1-s2.0-0168952596100275-main.pdf?_tid=b1c5a9df-f7f5-4d06-a79e-8f9f96e3b23f&amp;acdnat=1527604559_970ae441edd50e8383a0c190fb58c1e7" text:style-name="Internet_20_link" text:visited-style-name="Visited_20_Internet_20_Link">https://ac.els-cdn.com/0168952596100275/1-s2.0-0168952596100275-main.pdf?_tid=b1c5a9df-f7f5-4d06-a79e-8f9f96e3b23f&amp;acdnat=1527604559_970ae441edd50e8383a0c190fb58c1e7</text:a></text:p>
      <text:p text:style-name="P15">ID<text:tab/>norml<text:tab/><text:tab/>rev</text:p>
      <text:p text:style-name="P15">29<text:tab/>1737<text:tab/><text:tab/>1770</text:p>
      <text:p text:style-name="P15"/>
      <text:p text:style-name="P18">after removing overlap:</text:p>
      <text:p text:style-name="P18">ID<text:tab/>norml<text:tab/><text:tab/>rev</text:p>
      <text:p text:style-name="P18">29<text:tab/><text:span text:style-name="T5">811</text:span><text:tab/><text:tab/><text:span text:style-name="T5">762</text:span></text:p>
      <text:p text:style-name="P21"/>
      <text:p text:style-name="P12"/>
      <text:p text:style-name="P8">prokaryotic genomes:<text:tab/><text:tab/>Pribnow-box: sequence TATAAT position -10</text:p>
      <text:p text:style-name="P9">By checking for the Pribnow-box, which should be 10 positions upstream, it was tried to narrow down the number of prokaryotic genes. Nevertheless, there were only 1-30 genes found in the prokaryotic genomes (normal and reverse).</text:p>
      <text:p text:style-name="P10"><text:a xlink:type="simple" xlink:href="https://www.ncbi.nlm.nih.gov/pmc/articles/PMC432404/" text:style-name="Internet_20_link" text:visited-style-name="Visited_20_Internet_20_Link">https://www.ncbi.nlm.nih.gov/pmc/articles/PMC432404/</text:a></text:p>
      <text:p text:style-name="P10"/>
      <text:p text:style-name="P10"><text:soft-page-break/>Another approach could be searching for the Shine-Dalgarno sequence (AGGAGG) 8 positions upstream of the ATG-start codon. However, limiting the genes for genes with the Shine-Dalgarno sequence in front resulted in no genes left.</text:p>
      <text:p text:style-name="P10"><text:a xlink:type="simple" xlink:href="https://link.springer.com/article/10.1007%2Fs11033-011-0707-4" text:style-name="Internet_20_link" text:visited-style-name="Visited_20_Internet_20_Link">https://link.springer.com/article/10.1007%2Fs11033-011-0707-4</text:a></text:p>
      <text:p text:style-name="P10"/>
      <text:p text:style-name="P8">eukaryotic genomes:<text:tab/><text:tab/>TATA-box</text:p>
      <text:p text:style-name="P9">One could try searching for the TATA-box in the eukaryotic genome, however, the location of the TATA-box is too unspecific.</text:p>
      <text:p text:style-name="P5"/>
      <text:p text:style-name="P26">REMOVAL</text:p>
      <text:p text:style-name="P25"><text:span text:style-name="T6">The code was written with several for-loops connected with each other. First, it was made sure, that the script runs three different reading frames. In each reading frame, it was searched for an ATG and then, starting from there and ending at a stop-sequence, the found orf was added to a list. With implementing a variable (t2), which is set to the iterating variable after appending an orf, the overlaps can removed. The script will always take the longer sequence, e.g. the first ATG to the next stop-sequence. The same was done for the reverse strand, where the sequence was </text:span><text:span text:style-name="T7">first translated into its complement and then mirrored. Then the same script was used as above, as it reads in the sequence in 5´→3´.</text:span></text:p>
      <text:p text:style-name="P25"><text:span text:style-name="T7"/></text:p>
      <text:p text:style-name="P27"><text:span text:style-name="T6">Performance measure wisely</text:span></text:p>
      <text:p text:style-name="P27"><text:span text:style-name="T6">For accessing the performance, the F1-score was used. </text:span><text:span text:style-name="T8">As a reference, the proteomes of the organisms were downloaded from Uniprot. For the query sequence, the ORFs of the organisms were translated with Biopython into amino acid sequences. Then, the true positives, false positives and the false negatives were calculated by comparing the protein-coding genes of the reference and query proteome. </text:span><text:span text:style-name="T9">Additionally, I computed…...</text:span></text:p>
      <text:p text:style-name="P30"><text:span text:style-name="T8"/></text:p>
      <text:p text:style-name="P30"><text:span text:style-name="T8">1</text:span><text:span text:style-name="T6">6</text:span></text:p>
      <text:p text:style-name="P30"><text:span text:style-name="T8">true positives: 391, false positives: 11029, false negative: 6880</text:span></text:p>
      <text:p text:style-name="P30"><text:span text:style-name="T8">F1-score: 0.0418</text:span></text:p>
      <text:p text:style-name="P30"><text:span text:style-name="T6">len pred: </text:span><text:span text:style-name="T8">11420, </text:span><text:span text:style-name="T6">len ref:</text:span><text:span text:style-name="T8"> 7271</text:span></text:p>
      <text:p text:style-name="P30"><text:span text:style-name="T8">2</text:span><text:span text:style-name="T6">0</text:span></text:p>
      <text:p text:style-name="P30"><text:span text:style-name="T6">true positives: 978, false positives: 1747, false negative: 874</text:span></text:p>
      <text:p text:style-name="P30"><text:span text:style-name="T6">F1-score: 0.4274</text:span></text:p>
      <text:p text:style-name="P30"><text:span text:style-name="T6">len pred: 2725, len ref: 1852</text:span></text:p>
      <text:p text:style-name="P32"><text:span text:style-name="T6">29</text:span></text:p>
      <text:p text:style-name="P32"><text:span text:style-name="T6">true positives: 119, false positives: 611, false negative: 96</text:span></text:p>
      <text:p text:style-name="P32"><text:span text:style-name="T6">F1-score: 0.2519</text:span></text:p>
      <text:p text:style-name="P32"><text:span text:style-name="T6">len pred: 730, len ref: 215</text:span></text:p>
      <text:p text:style-name="P30"><text:span text:style-name="T6">44</text:span></text:p>
      <text:p text:style-name="P30"><text:span text:style-name="T6">true positives: 1273, false positives: 466, false negative: 523</text:span></text:p>
      <text:p text:style-name="P30"><text:span text:style-name="T6">F1-score: 0.7202</text:span></text:p>
      <text:p text:style-name="P30"><text:span text:style-name="T6">len pred: 1739, len ref: 1795</text:span></text:p>
      <text:p text:style-name="P30"><text:span text:style-name="T6">47</text:span></text:p>
      <text:p text:style-name="P30"><text:span text:style-name="T6">true positives: 263, false positives: 3584, false negative: 1742</text:span></text:p>
      <text:p text:style-name="P30"><text:span text:style-name="T6">F1-score: 0.0899</text:span></text:p>
      <text:p text:style-name="P30"><text:span text:style-name="T6">len pred: 3847, len ref: 2001</text:span></text:p>
      <text:p text:style-name="P30"><text:span text:style-name="T6"/></text:p>
      <text:p text:style-name="P30"><text:span text:style-name="T6"/></text:p>
      <text:p text:style-name="P30"><text:span text:style-name="T6"/></text:p>
      <text:p text:style-name="P30"><text:span text:style-name="T6"/></text:p>
      <text:p text:style-name="P30"><text:soft-page-break/><text:span text:style-name="T6"/></text:p>
      <text:p text:style-name="P31"><text:span text:style-name="T8">Maybe also comparing them with the PFA-files, as they were obtained through glimmer.</text:span></text:p>
      <text:p text:style-name="P31"><text:span text:style-name="T8"/></text:p>
      <text:p text:style-name="P33"><text:span text:style-name="T8">1</text:span><text:span text:style-name="T6">6</text:span></text:p>
      <text:p text:style-name="P34"><text:span text:style-name="T6">true positives: 2771, false positives: 8649, false negative: 3643</text:span></text:p>
      <text:p text:style-name="P34"><text:span text:style-name="T6">F1-score: 0.3108</text:span></text:p>
      <text:p text:style-name="P34"><text:span text:style-name="T6">len pred: 11420, len ref: 6414</text:span></text:p>
      <text:p text:style-name="P33"><text:span text:style-name="T6">20</text:span></text:p>
      <text:p text:style-name="P34"><text:span text:style-name="T6">true positives: 923, false positives: 1802, false negative: 954</text:span></text:p>
      <text:p text:style-name="P34"><text:span text:style-name="T6">F1-score: 0.4011</text:span></text:p>
      <text:p text:style-name="P34"><text:span text:style-name="T6">len pred: 2725, len ref: 1877</text:span></text:p>
      <text:p text:style-name="P33"><text:span text:style-name="T6">29</text:span></text:p>
      <text:p text:style-name="P35"><text:span text:style-name="T6">true positives: 110, false positives: 620, false negative: 174</text:span></text:p>
      <text:p text:style-name="P35"><text:span text:style-name="T6">F1-score: 0.2170</text:span></text:p>
      <text:p text:style-name="P35"><text:span text:style-name="T6">len pred: 730, len ref: 284</text:span></text:p>
      <text:p text:style-name="P33"><text:span text:style-name="T8">4</text:span><text:span text:style-name="T6">4</text:span></text:p>
      <text:p text:style-name="P33"><text:span text:style-name="T8">true positives: 1231, false positives: 508, false negative: 590</text:span></text:p>
      <text:p text:style-name="P33"><text:span text:style-name="T8">F1-score: 0.6916</text:span></text:p>
      <text:p text:style-name="P33"><text:span text:style-name="T8">len pred: 1739, len ref: 1821</text:span></text:p>
      <text:p text:style-name="P33"><text:span text:style-name="T8">4</text:span><text:span text:style-name="T6">7</text:span></text:p>
      <text:p text:style-name="P33"><text:span text:style-name="T6">true positives: 1207, false positives: 2640, false negative: 1291</text:span></text:p>
      <text:p text:style-name="P33"><text:span text:style-name="T6">F1-score: 0.3805</text:span></text:p>
      <text:p text:style-name="P33"><text:span text:style-name="T6">len pred: 3847, len ref: 2498</text:span></text:p>
      <text:p text:style-name="P28"><text:span text:style-name="T8"/></text:p>
      <text:p text:style-name="P29">3. Distance matrix tool</text:p>
      <text:p text:style-name="P5"/>
      <text:p text:style-name="P6">Code: dist_matr_3.py</text:p>
      <text:p text:style-name="P6">Out-file: gc_content_dist_matrix.grimm</text:p>
      <text:p text:style-name="P6"/>
      <text:p text:style-name="P6">[ 0. <text:s text:c="9"/><text:tab/>0.09233809 <text:s/><text:tab/>0.1658021 <text:s text:c="2"/><text:tab/>0.18805279 <text:s/><text:tab/>0.03792199<text:tab/>]</text:p>
      <text:p text:style-name="P6">[ 0.09233809 <text:s/><text:tab/>0. <text:s text:c="9"/><text:tab/>0.07346401 <text:s/><text:tab/>0.0957147 <text:s text:c="2"/><text:tab/>0.0544161 <text:tab/>]</text:p>
      <text:p text:style-name="P6">[ 0.1658021 <text:s text:c="2"/><text:tab/>0.07346401 <text:s/><text:tab/>0. <text:s text:c="9"/><text:tab/>0.02225069 <text:s/><text:tab/>0.12788011<text:tab/>]</text:p>
      <text:p text:style-name="P6">[ 0.18805279 <text:s/><text:tab/>0.0957147 <text:s text:c="2"/><text:tab/>0.02225069 <text:s/><text:tab/>0. <text:s text:c="9"/><text:tab/>0.1501308 <text:tab/>]</text:p>
      <text:p text:style-name="P6">[ 0.03792199 <text:s/><text:tab/>0.0544161 <text:s text:c="2"/><text:tab/>0.12788011 <text:s/><text:tab/>0.1501308 <text:s text:c="2"/><text:tab/>0. <text:s text:c="3"/><text:tab/> <text:s text:c="4"/><text:tab/>]</text:p>
      <text:p text:style-name="P6"/>
      <text:p text:style-name="P19">still have to do the distance matrix for frequency!!</text:p>
      <text:p text:style-name="P6"/>
      <text:p text:style-name="P7">Final project plan</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4:33:44.536864515</meta:creation-date>
    <dc:date>2018-05-31T15:11:42.541266890</dc:date>
    <meta:editing-duration>PT2H52M45S</meta:editing-duration>
    <meta:editing-cycles>17</meta:editing-cycles>
    <meta:generator>LibreOffice/5.1.6.2$Linux_X86_64 LibreOffice_project/10m0$Build-2</meta:generator>
    <meta:document-statistic meta:table-count="2" meta:image-count="0" meta:object-count="0" meta:page-count="4" meta:paragraph-count="322" meta:word-count="1341" meta:character-count="8804" meta:non-whitespace-character-count="7677"/>
  </office:meta>
</office:document-meta>
</file>